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BC000001585D6827F2B0B1C7C0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1" svg:font-family="Consolas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Perpetua" svg:font-family="Perpetu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text-properties style:font-name="Perpetua" fo:font-weight="bold" style:font-weight-asian="bold" style:font-weight-complex="bold"/>
    </style:style>
    <style:style style:name="P2" style:family="paragraph" style:parent-style-name="Header">
      <style:text-properties style:font-name="Perpetua" fo:font-size="16pt" fo:font-weight="bold" officeooo:rsid="000162a6" officeooo:paragraph-rsid="000162a6" style:font-size-asian="16pt" style:font-weight-asian="bold" style:font-size-complex="16pt" style:font-weight-complex="bold"/>
    </style:style>
    <style:style style:name="P3" style:family="paragraph" style:parent-style-name="Header">
      <style:text-properties style:font-name="Perpetua" fo:font-size="9pt" fo:font-weight="bold" officeooo:rsid="000162a6" officeooo:paragraph-rsid="000162a6" style:font-size-asian="9pt" style:font-weight-asian="bold" style:font-size-complex="9pt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style:font-name="Perpetua" fo:font-size="14pt" fo:font-weight="bold" officeooo:rsid="002c4fae" officeooo:paragraph-rsid="002c4fae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style:font-name="Perpetua" fo:font-size="14pt" fo:font-weight="bold" officeooo:rsid="002f23ea" officeooo:paragraph-rsid="002f23ea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50%" fo:text-align="justify" style:justify-single-word="false"/>
      <style:text-properties style:font-name="Perpetua" fo:font-size="14pt" fo:font-weight="bold" officeooo:rsid="002e46d7" officeooo:paragraph-rsid="002e46d7" style:font-size-asian="14pt" style:font-weight-asian="bold" style:font-size-complex="14pt" style:font-weight-complex="bold"/>
    </style:style>
    <style:style style:name="P7" style:family="paragraph" style:parent-style-name="Standard">
      <style:paragraph-properties fo:line-height="150%"/>
      <style:text-properties style:font-name="Perpetua" fo:font-size="14pt" officeooo:rsid="0002cd9c" officeooo:paragraph-rsid="0002cd9c" style:font-size-asian="14pt" style:font-size-complex="14pt"/>
    </style:style>
    <style:style style:name="P8" style:family="paragraph" style:parent-style-name="Standard">
      <style:paragraph-properties fo:line-height="150%" fo:text-align="justify" style:justify-single-word="false"/>
      <style:text-properties style:font-name="Perpetua" fo:font-size="14pt" fo:font-weight="normal" officeooo:rsid="002c4fae" officeooo:paragraph-rsid="002c4fae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line-height="150%" fo:text-align="justify" style:justify-single-word="false"/>
      <style:text-properties style:font-name="Perpetua" fo:font-size="14pt" fo:font-weight="normal" officeooo:rsid="002e46d7" officeooo:paragraph-rsid="002e46d7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Perpetua" fo:font-size="10pt" fo:font-weight="normal" officeooo:rsid="002e46d7" officeooo:paragraph-rsid="002e46d7" style:font-size-asian="10pt" style:font-weight-asian="normal" style:font-size-complex="10pt" style:font-weight-complex="normal"/>
    </style:style>
    <style:style style:name="T1" style:family="text">
      <style:text-properties officeooo:rsid="002e46d7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officeooo:rsid="002f23e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Exercício para fixação</text:p>
      <text:p text:style-name="P8">Desenvolver duas APIs <text:span text:style-name="T3">para integração </text:span>conforme abaixo:</text:p>
      <text:p text:style-name="P8"><text:tab/>“A primeira API (Produtos) terá um serviço GET para fornecimento de produtos (especificação abaixo) para uma outra API (Consulta)” .</text:p>
      <text:p text:style-name="P5">Especificação:</text:p>
      <text:p text:style-name="P8">→<text:span text:style-name="T1"> </text:span><text:a xlink:type="simple" xlink:href="http://localhost:8081/api/produtos" text:style-name="Internet_20_link" text:visited-style-name="Visited_20_Internet_20_Link"><text:span text:style-name="T1">http://localhost:8081/api/produtos</text:span></text:a><text:span text:style-name="T1"> (GET) – Produtos</text:span></text:p>
      <text:p text:style-name="P8">→<text:span text:style-name="T1"> </text:span><text:a xlink:type="simple" xlink:href="http://localhost:8082/api/consulta" text:style-name="Internet_20_link" text:visited-style-name="Visited_20_Internet_20_Link"><text:span text:style-name="T1">http://localhost:8082/api/consulta</text:span></text:a><text:span text:style-name="T1"> (GET) – Consulta </text:span></text:p>
      <text:p text:style-name="P6">Produtos <text:span text:style-name="T3">(JSON)</text:span>:<text:span text:style-name="T2"> </text:span></text:p>
      <text:p text:style-name="P9"><text:span text:style-name="T2">[{ “codigo”: 1,</text:span></text:p>
      <text:p text:style-name="P10"><text:s text:c="2"/>“descricao”: “Produto 1”,</text:p>
      <text:p text:style-name="P10"><text:s text:c="2"/>“qtd”: 100,</text:p>
      <text:p text:style-name="P10"><text:s text:c="2"/>“valor”: 13.33},</text:p>
      <text:p text:style-name="P10">{ “codigo”: 2,</text:p>
      <text:p text:style-name="P10"><text:s text:c="2"/>“descricao”: “Produto 2”,</text:p>
      <text:p text:style-name="P10"><text:s text:c="2"/>“qtd”: 65,</text:p>
      <text:p text:style-name="P10"><text:s text:c="2"/>“valor”: 21.88},</text:p>
      <text:p text:style-name="P10">{ “codigo”: 3,</text:p>
      <text:p text:style-name="P10"><text:s text:c="2"/>“descricao”: “Produto 3”,</text:p>
      <text:p text:style-name="P10"><text:s text:c="2"/>“qtd”: 93,</text:p>
      <text:p text:style-name="P10"><text:s text:c="2"/>“valor”: 8.22}]</text:p>
      <text:p text:style-name="P8">→<text:span text:style-name="T3"> a segunda converterá a estrutura JSON em XML e em seguida a salvará em uma “property” do exchange para ser consumida e exposta no exchange.getOut().setBody() da API </text:span><text:a xlink:type="simple" xlink:href="http://localhost:8083/api/consumer" text:style-name="Internet_20_link" text:visited-style-name="Visited_20_Internet_20_Link"><text:span text:style-name="T3">http://localhost:8083/api/consumer</text:span></text:a><text:span text:style-name="T3">;</text:span></text:p>
      <text:p text:style-name="P8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nsolas1" svg:font-family="Consolas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Perpetua" svg:font-family="Perpetu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pt" fo:country="BR" style:font-name-asian="Calibri" style:font-family-asian="Calibri" style:font-family-generic-asian="system" style:font-pitch-asian="variable" style:font-size-asian="10pt" style:language-asian="pt" style:country-asian="BR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Perpetua" fo:font-weight="bold" style:font-weight-asian="bold" style:font-weight-complex="bold"/>
    </style:style>
    <style:style style:name="MP2" style:family="paragraph" style:parent-style-name="Header">
      <style:text-properties style:font-name="Perpetua" fo:font-size="16pt" fo:font-weight="bold" officeooo:rsid="000162a6" officeooo:paragraph-rsid="000162a6" style:font-size-asian="16pt" style:font-weight-asian="bold" style:font-size-complex="16pt" style:font-weight-complex="bold"/>
    </style:style>
    <style:style style:name="MP3" style:family="paragraph" style:parent-style-name="Header">
      <style:text-properties style:font-name="Perpetua" fo:font-size="9pt" fo:font-weight="bold" officeooo:rsid="000162a6" officeooo:paragraph-rsid="000162a6" style:font-size-asian="9pt" style:font-weight-asian="bold" style:font-size-complex="9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paragraph" svg:x="14.355cm" svg:y="0.233cm" svg:width="3.182cm" svg:height="1.565cm" draw:z-index="0"><draw:image xlink:href="Pictures/10000201000002BC000001585D6827F2B0B1C7C0.png" xlink:type="simple" xlink:show="embed" xlink:actuate="onLoad" loext:mime-type="image/png"/></draw:frame></text:p>
        <text:p text:style-name="MP2">Pocket – Treinamento Apache Camel + Spring Boot</text:p>
        <text:p text:style-name="MP3">Ministrante: Thiago Hernandes de Souza – thiago.hernandes.souza@everis.com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3.2$Windows_X86_64 LibreOffice_project/aecc05fe267cc68dde00352a451aa867b3b546ac</meta:generator>
    <dc:date>2019-09-27T08:31:55.069000000</dc:date>
    <meta:editing-duration>PT18H44M55S</meta:editing-duration>
    <meta:editing-cycles>40</meta:editing-cycles>
    <meta:document-statistic meta:table-count="0" meta:image-count="1" meta:object-count="0" meta:page-count="1" meta:paragraph-count="22" meta:word-count="113" meta:character-count="884" meta:non-whitespace-character-count="768"/>
  </office:meta>
</office:document-meta>
</file>